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office:forms form:automatic-focus="false" form:apply-design-mode="false"/>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12:09: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12:09: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12:09: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12:09: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10:34:27.26523152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4T17:03:48.488761391</dc:date>
    <dc:creator>Andreas Reichel</dc:creator>
    <meta:editing-duration>P7DT2H41M4S</meta:editing-duration>
    <meta:editing-cycles>201</meta:editing-cycles>
    <meta:generator>LibreOffice/24.2.2.2$Linux_X86_64 LibreOffice_project/0c67cb584487b61d2f89348928c8042c712a8ab6</meta:generator>
    <meta:document-statistic meta:table-count="20" meta:cell-count="4240" meta:object-count="0"/>
  </office:meta>
</office:document-meta>
</file>